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6.5in" style:rel-column-width="65535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style:font-name="Courier New" style:font-name-asian="Courier New" style:font-name-complex="Courier New"/>
    </style:style>
    <style:style style:name="P9" style:family="paragraph" style:parent-style-name="Text_20_body" style:list-style-name="L1">
      <style:paragraph-properties fo:margin-top="0in" fo:margin-bottom="0in" loext:contextual-spacing="false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paragraph-rsid="0017dc5e"/>
    </style:style>
    <style:style style:name="P11" style:family="paragraph" style:parent-style-name="Text_20_body" style:list-style-name="L2">
      <style:paragraph-properties fo:margin-top="0in" fo:margin-bottom="0in" loext:contextual-spacing="false"/>
    </style:style>
    <style:style style:name="P12" style:family="paragraph" style:parent-style-name="Heading_20_2">
      <style:text-properties officeooo:rsid="0017dc5e" officeooo:paragraph-rsid="0017dc5e"/>
    </style:style>
    <style:style style:name="P13" style:family="paragraph" style:parent-style-name="Preformatted_20_Text">
      <style:text-properties officeooo:rsid="0017dc5e" officeooo:paragraph-rsid="0017dc5e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text-properties officeooo:rsid="0017dc5e" officeooo:paragraph-rsid="0017dc5e"/>
    </style:style>
    <style:style style:name="P16" style:family="paragraph" style:parent-style-name="Table_20_Heading">
      <style:text-properties fo:font-weight="bold" style:font-weight-asian="bold" style:font-weight-complex="bold"/>
    </style:style>
    <style:style style:name="P17" style:family="paragraph" style:parent-style-name="Table_20_Heading">
      <style:text-properties fo:font-weight="bold" officeooo:rsid="0017dc5e" officeooo:paragraph-rsid="0017dc5e" style:font-weight-asian="bold" style:font-weight-complex="bold"/>
    </style:style>
    <style:style style:name="P18" style:family="paragraph" style:parent-style-name="Author">
      <style:text-properties officeooo:rsid="0017dc5e" officeooo:paragraph-rsid="0017dc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officeooo:rsid="0017dc5e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4">Title</text:span></text:p>
      <text:p text:style-name="P18">Authors</text:p>
      <text:p text:style-name="Text_20_body"><text:span text:style-name="T4">Text Body</text:span></text:p>
      <text:h text:style-name="Heading_20_1" text:outline-level="1"><text:span text:style-name="T4">Heading 1</text:span></text:h>
      <text:p text:style-name="First_20_paragraph"><text:span text:style-name="T4">First paragraph</text:span></text:p>
      <text:list xml:id="list814766299573083646" text:style-name="L1">
        <text:list-item>
          <text:p text:style-name="P10"><text:span text:style-name="T4">Text Body</text:span></text:p>
        </text:list-item>
      </text:list>
      <text:h text:style-name="P12" text:outline-level="2">Heading 2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17">Table Heading</text:p>
            </table:table-cell>
          </table:table-row>
        </table:table-header-rows>
        <table:table-row>
          <table:table-cell table:style-name="Table1.A1" office:value-type="string">
            <text:p text:style-name="P15">Table Contents</text:p>
          </table:table-cell>
        </table:table-row>
      </table:table>
      <text:p text:style-name="First_20_paragraph"/>
      <text:list xml:id="list2315041581257480286" text:style-name="L2">
        <text:list-item>
          <text:p text:style-name="P11"><text:span text:style-name="T4">Text Body</text:span></text:p>
        </text:list-item>
      </text:list>
      <text:p text:style-name="P13">Preformatted Text</text:p>
      <text:h text:style-name="Heading_20_1" text:outline-level="1">Bibliography</text:h>
      <text:p text:style-name="First_20_paragraph"><text:a xlink:type="simple" xlink:href="https://doi.org/10.7717/peerj-cs.86" text:style-name="Internet_20_link" text:visited-style-name="Visited_20_Internet_20_Link"><text:span text:style-name="Definition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 fo:line-height="200%" fo:text-align="justify" style:justify-single-word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line-height="200%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line-height="200%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line-height="200%" fo:text-align="justify" style:justify-single-word="false"/>
    </style:style>
    <style:style style:name="Title" style:family="paragraph" style:parent-style-name="Heading" style:next-style-name="Text_20_body" style:class="chapter">
      <style:paragraph-properties fo:line-height="200%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Line_20_numbering" style:display-name="Line numbering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1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atting Open Science</dc:title>
    <dc:date>2017-02-16T21:17:35.040776916</dc:date>
    <meta:editing-duration>PT12M4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1" meta:paragraph-count="13" meta:word-count="24" meta:character-count="134" meta:non-whitespace-character-count="124"/>
  </office:meta>
</office:document-meta>
</file>